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fill-color="#ffffcc"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fo:min-height="7.497cm" fo:min-width="15.502cm"/>
    </style:style>
    <style:style style:name="gr3" style:family="graphic" style:parent-style-name="standard">
      <style:graphic-properties draw:fill-color="#ffffcc" draw:textarea-horizontal-align="justify" draw:textarea-vertical-align="middle" draw:auto-grow-height="false" fo:min-height="39.12cm" fo:min-width="18.049cm"/>
    </style:style>
    <style:style style:name="gr4" style:family="graphic" style:parent-style-name="standard">
      <style:graphic-properties draw:fill-color="#ffffcc" draw:textarea-horizontal-align="justify" draw:textarea-vertical-align="middle" draw:auto-grow-height="false" fo:min-height="10.672cm" fo:min-width="25.686cm"/>
    </style:style>
    <style:style style:name="gr5" style:family="graphic" style:parent-style-name="standard">
      <style:graphic-properties draw:fill-color="#ff9966" draw:textarea-horizontal-align="justify" draw:textarea-vertical-align="middle" draw:auto-grow-height="false"/>
    </style:style>
    <style:style style:name="gr6" style:family="graphic" style:parent-style-name="standard">
      <style:graphic-properties draw:fill-color="#ffffff" draw:textarea-horizontal-align="justify" draw:textarea-vertical-align="middle" draw:auto-grow-height="false" fo:min-height="7.789cm" fo:min-width="3.856cm"/>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svg:stroke-width="0.152cm" draw:marker-start-width="0.432cm" draw:marker-end-width="0.432cm" draw:fill-color="#ffffff" draw:textarea-horizontal-align="justify" draw:textarea-vertical-align="middle" draw:auto-grow-height="false" fo:padding-top="0.201cm" fo:padding-bottom="0.201cm" fo:padding-left="0.326cm" fo:padding-right="0.326cm"/>
    </style:style>
    <style:style style:name="gr9" style:family="graphic" style:parent-style-name="standard">
      <style:graphic-properties svg:stroke-width="0.152cm" draw:marker-start-width="0.432cm" draw:marker-end-width="0.432cm" draw:fill-color="#ffffff" draw:textarea-horizontal-align="justify" draw:textarea-vertical-align="middle" draw:auto-grow-height="false" fo:min-height="2.611cm" fo:min-width="3.668cm" fo:padding-top="0.201cm" fo:padding-bottom="0.201cm" fo:padding-left="0.326cm" fo:padding-right="0.326cm"/>
    </style:style>
    <style:style style:name="gr10" style:family="graphic" style:parent-style-name="standard">
      <style:graphic-properties svg:stroke-width="0.152cm" draw:marker-start-width="0.432cm" draw:marker-end-width="0.432cm" draw:fill-color="#ff9966" draw:textarea-horizontal-align="justify" draw:textarea-vertical-align="middle" draw:auto-grow-height="false" fo:min-height="7.194cm" fo:min-width="4.277cm" fo:padding-top="0.201cm" fo:padding-bottom="0.201cm" fo:padding-left="0.326cm" fo:padding-right="0.326cm"/>
    </style:style>
    <style:style style:name="gr11" style:family="graphic" style:parent-style-name="standard">
      <style:graphic-properties svg:stroke-width="0.152cm" draw:marker-start-width="0.432cm" draw:marker-end-width="0.432cm" draw:fill-color="#ffffff" draw:textarea-horizontal-align="justify" draw:textarea-vertical-align="middle" draw:auto-grow-height="false" fo:min-height="2.907cm" fo:min-width="3.753cm" fo:padding-top="0.201cm" fo:padding-bottom="0.201cm" fo:padding-left="0.326cm" fo:padding-right="0.326cm"/>
    </style:style>
    <style:style style:name="gr12" style:family="graphic" style:parent-style-name="standard">
      <style:graphic-properties svg:stroke-width="0.152cm" draw:marker-start-width="0.432cm" draw:marker-end-width="0.432cm" draw:fill-color="#ffffff" draw:textarea-horizontal-align="justify" draw:textarea-vertical-align="middle" draw:auto-grow-height="false" fo:min-height="10.065cm" fo:min-width="4.735cm" fo:padding-top="0.201cm" fo:padding-bottom="0.201cm" fo:padding-left="0.326cm" fo:padding-right="0.326cm"/>
    </style:style>
    <style:style style:name="gr13" style:family="graphic" style:parent-style-name="standard">
      <style:graphic-properties draw:fill-color="#ffffff" draw:textarea-horizontal-align="justify" draw:textarea-vertical-align="middle" draw:auto-grow-height="false" fo:min-height="3.648cm" fo:min-width="5.507cm"/>
    </style:style>
    <style:style style:name="gr14" style:family="graphic" style:parent-style-name="standard">
      <style:graphic-properties draw:fill-color="#ffffff" draw:textarea-horizontal-align="justify" draw:textarea-vertical-align="middle" draw:auto-grow-height="false" fo:min-height="2.067cm" fo:min-width="3.314cm"/>
    </style:style>
    <style:style style:name="gr15" style:family="graphic" style:parent-style-name="standard">
      <style:graphic-properties svg:stroke-width="0.152cm" draw:marker-start-width="0.432cm" draw:marker-end-width="0.432cm" draw:fill-color="#ffffff" draw:textarea-horizontal-align="justify" draw:textarea-vertical-align="middle" draw:auto-grow-height="false" fo:min-height="4.236cm" fo:min-width="3.436cm" fo:padding-top="0.201cm" fo:padding-bottom="0.201cm" fo:padding-left="0.326cm" fo:padding-right="0.326cm"/>
    </style:style>
    <style:style style:name="gr16" style:family="graphic" style:parent-style-name="standard">
      <style:graphic-properties svg:stroke-width="0.152cm" draw:marker-start-width="0.432cm" draw:marker-end-width="0.432cm" draw:fill-color="#ff9966" draw:textarea-horizontal-align="justify" draw:textarea-vertical-align="middle" draw:auto-grow-height="false" fo:padding-top="0.201cm" fo:padding-bottom="0.201cm" fo:padding-left="0.326cm" fo:padding-right="0.326cm"/>
    </style:style>
    <style:style style:name="gr17" style:family="graphic" style:parent-style-name="standard">
      <style:graphic-properties svg:stroke-width="0.152cm" draw:marker-start-width="0.432cm" draw:marker-end-width="0.432cm" draw:fill-color="#ffffff" draw:textarea-horizontal-align="justify" draw:textarea-vertical-align="middle" draw:auto-grow-height="false" fo:min-height="4.499cm" fo:min-width="3.838cm" fo:padding-top="0.201cm" fo:padding-bottom="0.201cm" fo:padding-left="0.326cm" fo:padding-right="0.32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49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118cm"/>
    </style:style>
    <style:style style:name="gr20" style:family="graphic" style:parent-style-name="standard">
      <style:graphic-properties draw:stroke="none" svg:stroke-color="#000000" draw:fill="none" draw:fill-color="#ffffff" draw:textarea-horizontal-align="left" draw:auto-grow-height="true" draw:auto-grow-width="true" fo:min-height="2.793cm" fo:min-width="5.96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78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5.471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907cm"/>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6.353cm" fo:min-width="3.825cm" fo:padding-top="0.201cm" fo:padding-bottom="0.201cm" fo:padding-left="0.326cm" fo:padding-right="0.326cm"/>
    </style:style>
    <style:style style:name="gr27" style:family="graphic" style:parent-style-name="standard">
      <style:graphic-properties svg:stroke-width="0.152cm" draw:marker-start-width="0.432cm" draw:marker-end-width="0.432cm" draw:fill="solid" draw:fill-color="#ffffff" draw:textarea-horizontal-align="justify" draw:textarea-vertical-align="middle" draw:auto-grow-height="false" fo:padding-top="0.201cm" fo:padding-bottom="0.201cm" fo:padding-left="0.326cm" fo:padding-right="0.326cm"/>
    </style:style>
    <style:style style:name="gr28" style:family="graphic" style:parent-style-name="standard">
      <style:graphic-properties svg:stroke-width="0.152cm" draw:marker-start-width="0.432cm" draw:marker-end-width="0.432cm" draw:fill="solid" draw:fill-color="#ff9966" draw:textarea-horizontal-align="justify" draw:textarea-vertical-align="middle" draw:auto-grow-height="false" fo:padding-top="0.201cm" fo:padding-bottom="0.201cm" fo:padding-left="0.326cm" fo:padding-right="0.326cm"/>
    </style:style>
    <style:style style:name="gr29" style:family="graphic" style:parent-style-name="standard">
      <style:graphic-properties draw:fill-color="#ff9966" draw:textarea-horizontal-align="justify" draw:textarea-vertical-align="middle" draw:auto-grow-height="false" fo:min-height="2.145cm" fo:min-width="3.814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453cm"/>
    </style:style>
    <style:style style:name="gr31" style:family="graphic" style:parent-style-name="standard">
      <style:graphic-properties svg:stroke-width="0.152cm" draw:marker-start-width="0.432cm" draw:marker-end-width="0.432cm" draw:fill-color="#ffffff" draw:textarea-horizontal-align="justify" draw:textarea-vertical-align="middle" draw:auto-grow-height="false" fo:min-height="0.768cm" fo:min-width="3.54cm" fo:padding-top="0.201cm" fo:padding-bottom="0.201cm" fo:padding-left="0.326cm" fo:padding-right="0.326cm"/>
    </style:style>
    <style:style style:name="gr32"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2.005cm" fo:min-width="4.549cm" fo:padding-top="0.201cm" fo:padding-bottom="0.201cm" fo:padding-left="0.326cm" fo:padding-right="0.326cm"/>
    </style:style>
    <style:style style:name="gr33"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4.069cm" fo:min-width="4.327cm" fo:padding-top="0.201cm" fo:padding-bottom="0.201cm" fo:padding-left="0.326cm" fo:padding-right="0.326cm"/>
    </style:style>
    <style:style style:name="gr34"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4.412cm" fo:min-width="5.686cm" fo:padding-top="0.201cm" fo:padding-bottom="0.201cm" fo:padding-left="0.326cm" fo:padding-right="0.326cm"/>
    </style:style>
    <style:style style:name="gr35"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4.443cm" fo:min-width="5.682cm" fo:padding-top="0.201cm" fo:padding-bottom="0.201cm" fo:padding-left="0.326cm" fo:padding-right="0.326cm"/>
    </style:style>
    <style:style style:name="P1" style:family="paragraph">
      <style:paragraph-properties fo:text-align="center"/>
    </style:style>
    <style:style style:name="P2"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41cm" svg:height="8.247cm" svg:x="26.833cm" svg:y="22.974cm">
          <text:p/>
          <draw:enhanced-geometry svg:viewBox="0 0 21600 21600" draw:type="rectangle" draw:enhanced-path="M 0 0 L 21600 0 21600 21600 0 21600 0 0 Z N"/>
        </draw:custom-shape>
        <draw:custom-shape draw:style-name="gr2" draw:text-style-name="P1" draw:layer="layout" svg:width="16.002cm" svg:height="7.747cm" svg:x="21.828cm" svg:y="33.169cm">
          <text:p/>
          <draw:enhanced-geometry svg:viewBox="0 0 21600 21600" draw:type="rectangle" draw:enhanced-path="M 0 0 L 21600 0 21600 21600 0 21600 0 0 Z N"/>
        </draw:custom-shape>
        <draw:custom-shape draw:style-name="gr1" draw:text-style-name="P1" draw:layer="layout" svg:width="10.8cm" svg:height="7.655cm" svg:x="8.742cm" svg:y="33.142cm">
          <text:p/>
          <draw:enhanced-geometry svg:viewBox="0 0 21600 21600" draw:type="rectangle" draw:enhanced-path="M 0 0 L 21600 0 21600 21600 0 21600 0 0 Z N"/>
        </draw:custom-shape>
        <draw:custom-shape draw:style-name="gr1" draw:text-style-name="P1" draw:layer="layout" svg:width="17.641cm" svg:height="8.247cm" svg:x="8.886cm" svg:y="22.963cm">
          <text:p/>
          <draw:enhanced-geometry svg:viewBox="0 0 21600 21600" draw:type="rectangle" draw:enhanced-path="M 0 0 L 21600 0 21600 21600 0 21600 0 0 Z N"/>
        </draw:custom-shape>
        <draw:custom-shape draw:style-name="gr1" draw:text-style-name="P1" draw:layer="layout" svg:width="6.096cm" svg:height="6.377cm" svg:x="18.145cm" svg:y="12.403cm">
          <text:p/>
          <draw:enhanced-geometry svg:viewBox="0 0 21600 21600" draw:type="rectangle" draw:enhanced-path="M 0 0 L 21600 0 21600 21600 0 21600 0 0 Z N"/>
        </draw:custom-shape>
        <draw:custom-shape draw:style-name="gr3" draw:text-style-name="P1" draw:layer="layout" svg:width="18.549cm" svg:height="39.37cm" svg:x="39.989cm" svg:y="1.127cm">
          <text:p/>
          <draw:enhanced-geometry svg:viewBox="0 0 21600 21600" draw:type="rectangle" draw:enhanced-path="M 0 0 L 21600 0 21600 21600 0 21600 0 0 Z N"/>
        </draw:custom-shape>
        <draw:custom-shape draw:style-name="gr1" draw:text-style-name="P1" draw:layer="layout" svg:width="8.387cm" svg:height="9.652cm" svg:x="8.742cm" svg:y="12.176cm">
          <text:p/>
          <draw:enhanced-geometry svg:viewBox="0 0 21600 21600" draw:type="rectangle" draw:enhanced-path="M 0 0 L 21600 0 21600 21600 0 21600 0 0 Z N"/>
        </draw:custom-shape>
        <draw:custom-shape draw:style-name="gr4" draw:text-style-name="P1" draw:layer="layout" svg:width="26.186cm" svg:height="10.922cm" svg:x="8.723cm" svg:y="1.1cm">
          <text:p/>
          <draw:enhanced-geometry svg:viewBox="0 0 21600 21600" draw:type="rectangle" draw:enhanced-path="M 0 0 L 21600 0 21600 21600 0 21600 0 0 Z N"/>
        </draw:custom-shape>
        <draw:custom-shape draw:style-name="gr5" draw:text-style-name="P1" draw:layer="layout" svg:width="4.445cm" svg:height="22.606cm" svg:x="1.008cm" svg:y="6.835cm">
          <text:p text:style-name="P1"><text:span text:style-name="T1">ASH3D.F90</text:span></text:p>
          <text:p text:style-name="P2"><text:span text:style-name="T2"/></text:p>
          <text:p text:style-name="P2"><text:span text:style-name="T2">Call input_data</text:span></text:p>
          <text:p text:style-name="P2"><text:span text:style-name="T2">Call ReadAirports</text:span></text:p>
          <text:p text:style-name="P2"><text:span text:style-name="T2">Call alloc_arrays</text:span></text:p>
          <text:p text:style-name="P2"><text:span text:style-name="T2">Call calc_mesh_params</text:span></text:p>
          <text:p text:style-name="P2"><text:span text:style-name="T2">Call load_concen</text:span></text:p>
          <text:p text:style-name="P2"><text:span text:style-name="T2">Call Allocate_Atmosphere_Met</text:span></text:p>
          <text:p text:style-name="P2"><text:span text:style-name="T2">Call Allocate_Tephra_Met</text:span></text:p>
          <text:p text:style-name="P2"><text:span text:style-name="T2">Call Allocate_Output_UserVars</text:span></text:p>
          <text:p text:style-name="P2"><text:span text:style-name="T2">Call MesoInterpolater</text:span></text:p>
          <text:p text:style-name="P2"><text:span text:style-name="T2">Call output_results</text:span></text:p>
          <text:p text:style-name="P2"><text:span text:style-name="T2">Call Allocate_Source_time</text:span></text:p>
          <text:p text:style-name="P2"><text:span text:style-name="T2">Call MassFluxCalculator</text:span></text:p>
          <text:p text:style-name="P2"><text:span text:style-name="T2"/></text:p>
          <text:p text:style-name="P2"><text:span text:style-name="T2">Loop over time:</text:span></text:p>
          <text:p text:style-name="P2"><text:span text:style-name="T2"><text:s text:c="2"/></text:span><text:span text:style-name="T2">Call MesoInterpolater</text:span></text:p>
          <text:p text:style-name="P2"><text:span text:style-name="T2"><text:s text:c="2"/></text:span><text:span text:style-name="T2">Call adjust_dt</text:span></text:p>
          <text:p text:style-name="P2"><text:span text:style-name="T2"><text:s text:c="2"/></text:span><text:span text:style-name="T2">Call MassFluxCalculator</text:span></text:p>
          <text:p text:style-name="P2"><text:span text:style-name="T2"><text:s text:c="2"/></text:span><text:span text:style-name="T2">Call SourceNodes</text:span></text:p>
          <text:p text:style-name="P2"><text:span text:style-name="T2"><text:s text:c="2"/></text:span><text:span text:style-name="T2">Call set_bc</text:span></text:p>
          <text:p text:style-name="P2"><text:span text:style-name="T2"><text:s text:c="2"/></text:span><text:span text:style-name="T2">Call AdvectHorz</text:span></text:p>
          <text:p text:style-name="P2"><text:span text:style-name="T2"><text:s text:c="2"/></text:span><text:span text:style-name="T2">Call advect_z</text:span></text:p>
          <text:p text:style-name="P2"><text:span text:style-name="T2"><text:s text:c="2"/></text:span><text:span text:style-name="T2">Call DiffuseVert</text:span></text:p>
          <text:p text:style-name="P2"><text:span text:style-name="T2"><text:s text:c="2"/></text:span><text:span text:style-name="T2">Call DiffuseHorz</text:span></text:p>
          <text:p text:style-name="P2"><text:span text:style-name="T2"><text:s text:c="2"/></text:span><text:span text:style-name="T2">Call Gen_Output_Vars</text:span></text:p>
          <text:p text:style-name="P2"><text:span text:style-name="T2"><text:s text:c="2"/></text:span><text:span text:style-name="T2">Call FirstAsh</text:span></text:p>
          <text:p text:style-name="P2"><text:span text:style-name="T2"><text:s text:c="2"/></text:span><text:span text:style-name="T2">Call vprofilewriter</text:span></text:p>
          <text:p text:style-name="P2"><text:span text:style-name="T2"><text:s text:c="2"/></text:span><text:span text:style-name="T2">Call output_results</text:span></text:p>
          <text:p text:style-name="P2"><text:span text:style-name="T2"><text:s text:c="2"/></text:span><text:span text:style-name="T2">Call TimeStepTotals</text:span></text:p>
          <text:p text:style-name="P2"><text:span text:style-name="T2"><text:s text:c="2"/></text:span><text:span text:style-name="T2">Call Collapse_GS</text:span></text:p>
          <text:p text:style-name="P2"><text:span text:style-name="T2">End loop over time</text:span></text:p>
          <text:p text:style-name="P2"><text:span text:style-name="T2"/></text:p>
          <text:p text:style-name="P2"><text:span text:style-name="T2">Call Gen_Output_Vars</text:span></text:p>
          <text:p text:style-name="P2"><text:span text:style-name="T2">Call output_results</text:span></text:p>
          <text:p text:style-name="P2"><text:span text:style-name="T2">Call TimeStepTotals</text:span></text:p>
          <text:p text:style-name="P2"><text:span text:style-name="T2">Call dealloc_arrays</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4.826cm" svg:height="8.509cm" svg:x="8.977cm" svg:y="1.889cm">
          <text:p text:style-name="P1"><text:span text:style-name="T1">input_data.f90</text:span></text:p>
          <text:p text:style-name="P2"><text:span text:style-name="T3"/></text:p>
          <text:p text:style-name="P2"><text:span text:style-name="T3">input_data</text:span></text:p>
          <text:p text:style-name="P2"><text:span text:style-name="T2"><text:s text:c="2"/></text:span><text:span text:style-name="T2">Call Check_Slfac</text:span></text:p>
          <text:p text:style-name="P2"><text:span text:style-name="T2"><text:s text:c="2"/></text:span><text:span text:style-name="T2">hours_since_1900</text:span></text:p>
          <text:p text:style-name="P2"><text:span text:style-name="T2"><text:s text:c="2"/></text:span><text:span text:style-name="T2">yyyymmddhhmm_since_1900</text:span></text:p>
          <text:p text:style-name="P2"><text:span text:style-name="T2"><text:s text:c="2"/></text:span><text:span text:style-name="T2">Call help_input</text:span></text:p>
          <text:p text:style-name="P2"><text:span text:style-name="T2"><text:s text:c="2"/></text:span><text:span text:style-name="T2">Call read_t_list</text:span></text:p>
          <text:p text:style-name="P2"><text:span text:style-name="T2"><text:s text:c="2"/></text:span><text:span text:style-name="T2">Call get_ESP</text:span></text:p>
          <text:p text:style-name="P2"><text:span text:style-name="T2"><text:s text:c="2"/></text:span><text:span text:style-name="T2">Call PJ_Set_Proj_Params</text:span></text:p>
          <text:p text:style-name="P2"><text:span text:style-name="T2"><text:s text:c="2"/></text:span><text:span text:style-name="T2">Call LatLonChecker</text:span></text:p>
          <text:p text:style-name="P2"><text:span text:style-name="T2"><text:s text:c="2"/></text:span><text:span text:style-name="T2">Call xyChecker</text:span></text:p>
          <text:p text:style-name="P2"><text:span text:style-name="T2"><text:s text:c="2"/></text:span><text:span text:style-name="T2">Call Allocate_Source_eruption</text:span></text:p>
          <text:p text:style-name="P2"><text:span text:style-name="T2"><text:s text:c="2"/></text:span><text:span text:style-name="T2">hours_since_1900</text:span></text:p>
          <text:p text:style-name="P2"><text:span text:style-name="T2"><text:s text:c="2"/></text:span><text:span text:style-name="T2">Xmltime</text:span></text:p>
          <text:p text:style-name="P2"><text:span text:style-name="T2"><text:s text:c="2"/></text:span><text:span text:style-name="T2">hours_since_1900</text:span></text:p>
          <text:p text:style-name="P2"><text:span text:style-name="T2"><text:s text:c="2"/></text:span><text:span text:style-name="T2">Call MR_Read_Met_Template</text:span></text:p>
          <text:p text:style-name="P2"><text:span text:style-name="T2"><text:s text:c="2"/></text:span><text:span text:style-name="T2">Call MR_Allocate_MetFileList</text:span></text:p>
          <text:p text:style-name="P2"><text:span text:style-name="T2"><text:s text:c="2"/></text:span><text:span text:style-name="T2">Call Allocate_Tephra</text:span></text:p>
          <text:p text:style-name="P2"><text:span text:style-name="T2"><text:s text:c="2"/></text:span><text:span text:style-name="T2">Call Calculate_Tephra_Shape</text:span></text:p>
          <text:p text:style-name="P2"><text:span text:style-name="T2"><text:s text:c="2"/></text:span><text:span text:style-name="T2">Call Sort_Tephra_Size</text:span></text:p>
          <text:p text:style-name="P2"><text:span text:style-name="T2"><text:s text:c="2"/></text:span><text:span text:style-name="T2">Call vprofchecker</text:span></text:p>
          <text:p text:style-name="P2"><text:span text:style-name="T2"><text:s text:c="2"/></text:span><text:span text:style-name="T2">Call Allocate_Diff</text:span></text:p>
          <text:p text:style-name="P2"><text:span text:style-name="T3">LatLonChecker</text:span></text:p>
          <text:p text:style-name="P2"><text:span text:style-name="T3">XyChecker</text:span></text:p>
          <text:p text:style-name="P2"><text:span text:style-name="T3">Vprof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032cm" svg:height="1.397cm" svg:x="27.162cm" svg:y="8.62cm">
          <text:p text:style-name="P1"><text:span text:style-name="T1">Help.f90</text:span></text:p>
          <text:p text:style-name="P2"><text:span text:style-name="T3"/></text:p>
          <text:p text:style-name="P2"><text:span text:style-name="T3">help_input</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445cm" svg:height="3.734cm" svg:x="27.795cm" svg:y="33.899cm">
          <text:p text:style-name="P1"><text:span text:style-name="T1">write_NETCDF.f90</text:span></text:p>
          <text:p text:style-name="P2"><text:span text:style-name="T3"/></text:p>
          <text:p text:style-name="P2"><text:span text:style-name="T2">create_netcdf_file</text:span></text:p>
          <text:p text:style-name="P2"><text:span text:style-name="T2"><text:s text:c="2"/></text:span><text:span text:style-name="T2">Call GetLog</text:span></text:p>
          <text:p text:style-name="P2"><text:span text:style-name="T2"><text:s text:c="2"/></text:span><text:span text:style-name="T2">yyyymmddhhmm_since_1900</text:span></text:p>
          <text:p text:style-name="P2"><text:span text:style-name="T2"><text:s text:c="2"/></text:span><text:span text:style-name="T2">Call dbZCalculator</text:span></text:p>
          <text:p text:style-name="P2"><text:span text:style-name="T2">append_to_netcdf</text:span></text:p>
          <text:p text:style-name="P2"><text:span text:style-name="T2"><text:s text:c="2"/></text:span><text:span text:style-name="T2">Call dbZCalculator</text:span></text:p>
          <text:p text:style-name="P2"><text:span text:style-name="T2">read_t_list</text:span></text:p>
          <text:p text:style-name="P2"><text:span text:style-name="T2">load_conc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318cm" svg:height="4.961cm" svg:x="40.497cm" svg:y="3.405cm">
          <text:p text:style-name="P1"><text:span text:style-name="T1">Topography.f90</text:span></text:p>
          <text:p text:style-name="P2"><text:span text:style-name="T3">MODULE Topography</text:span></text:p>
          <text:p text:style-name="P2"><text:span text:style-name="T3">input_data_Topo</text:span></text:p>
          <text:p text:style-name="P2"><text:span text:style-name="T3">Allocate_Topo</text:span></text:p>
          <text:p text:style-name="P2"><text:span text:style-name="T3">Prep_output_Topo</text:span></text:p>
          <text:p text:style-name="P2"><text:span text:style-name="T3">Deallocate_Topo</text:span></text:p>
          <text:p text:style-name="P2"><text:span text:style-name="T3">get_topo <text:s/></text:span></text:p>
          <text:p text:style-name="P2"><text:span text:style-name="T2"><text:s text:c="2"/></text:span><text:span text:style-name="T2">Call get_minmax_lonlat</text:span></text:p>
          <text:p text:style-name="P2"><text:span text:style-name="T2"><text:s text:c="2"/></text:span><text:span text:style-name="T2">Call load_topo</text:span></text:p>
          <text:p text:style-name="P2"><text:span text:style-name="T2"><text:s text:c="2"/></text:span><text:span text:style-name="T2">Call interp_topo</text:span></text:p>
          <text:p text:style-name="P2"><text:span text:style-name="T2"><text:s text:c="2"/></text:span><text:span text:style-name="T2">Call smoothTopo</text:span></text:p>
          <text:p text:style-name="P2"><text:span text:style-name="T3">load_topo</text:span></text:p>
          <text:p text:style-name="P2"><text:span text:style-name="T3">interp_topo</text:span></text:p>
          <text:p text:style-name="P2"><text:span text:style-name="T3">SmoothTo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644cm" svg:height="3.337cm" svg:x="45.378cm" svg:y="3.413cm">
          <text:p text:style-name="P1"><text:span text:style-name="T1">land_cover.f90</text:span></text:p>
          <text:p text:style-name="P2"><text:span text:style-name="T3">MODULE land_cover</text:span></text:p>
          <text:p text:style-name="P2"><text:span text:style-name="T3">input_data_LC</text:span></text:p>
          <text:p text:style-name="P2"><text:span text:style-name="T3">Allocate_LC</text:span></text:p>
          <text:p text:style-name="P2"><text:span text:style-name="T3">Prep_outpt_LC</text:span></text:p>
          <text:p text:style-name="P2"><text:span text:style-name="T3">Deallocate_LC</text:span></text:p>
          <text:p text:style-name="P2"><text:span text:style-name="T3">load_LC</text:span></text:p>
          <text:p text:style-name="P2"><text:span text:style-name="T2"><text:s text:c="2"/></text:span><text:span text:style-name="T2">Call get_minmax_lonlat</text:span></text:p>
          <text:p text:style-name="P2"><text:span text:style-name="T3">assign_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5.461cm" svg:height="8.128cm" svg:x="46.762cm" svg:y="22.336cm">
          <text:p text:style-name="P1"><text:span text:style-name="T1">WetDepo.f90</text:span></text:p>
          <text:p text:style-name="P2"><text:span text:style-name="T3">MODULE Wet_Deposition</text:span></text:p>
          <text:p text:style-name="P2"><text:span text:style-name="T3">input_data_WetDepo</text:span></text:p>
          <text:p text:style-name="P2"><text:span text:style-name="T3">Allocate_WetDepo_global</text:span></text:p>
          <text:p text:style-name="P2"><text:span text:style-name="T3">Allocate_WetDepo_Met</text:span></text:p>
          <text:p text:style-name="P2"><text:span text:style-name="T3">Prep_output_WetDepo</text:span></text:p>
          <text:p text:style-name="P2"><text:span text:style-name="T3">Deallocate_WetDepo_global</text:span></text:p>
          <text:p text:style-name="P2"><text:span text:style-name="T3">Deallocate_WetDepo_Met</text:span></text:p>
          <text:p text:style-name="P2"><text:span text:style-name="T3">Set_WetDepo_Meso</text:span></text:p>
          <text:p text:style-name="P2"><text:span text:style-name="T2"><text:s text:c="2"/></text:span><text:span text:style-name="T2">Call MR_Read_2d_MetP_Variable</text:span></text:p>
          <text:p text:style-name="P2"><text:span text:style-name="T2"><text:s text:c="2"/></text:span><text:span text:style-name="T2">Call MR_Regrid_Met2d_to_Comp2d</text:span></text:p>
          <text:p text:style-name="P2"><text:span text:style-name="T2"><text:s text:c="2"/></text:span><text:span text:style-name="T2">Call Set_Cloud_Level</text:span></text:p>
          <text:p text:style-name="P2"><text:span text:style-name="T2"><text:s text:c="2"/></text:span><text:span text:style-name="T2">Call MR_Regrid_MetP_To_CompGrid</text:span></text:p>
          <text:p text:style-name="P2"><text:span text:style-name="T2"><text:s text:c="2"/></text:span><text:span text:style-name="T2">Call Set_Scav_Coeff</text:span></text:p>
          <text:p text:style-name="P2"><text:span text:style-name="T3">Set_Cloud_Level</text:span></text:p>
          <text:p text:style-name="P2"><text:span text:style-name="T2"><text:s text:c="2"/></text:span><text:span text:style-name="T2">Call MR_Read_3d_MetP_Variable</text:span></text:p>
          <text:p text:style-name="P2"><text:span text:style-name="T3">Set_Scav_Coeff</text:span></text:p>
          <text:p text:style-name="P2"><text:span text:style-name="T3">Interpolate_WetDepo</text:span></text:p>
          <text:p text:style-name="P2"><text:span text:style-name="T3">Wet_Depo_Rainout</text:span></text:p>
          <text:p text:style-name="P2"><text:span text:style-name="T3">Ceffic</text:span></text:p>
          <text:p text:style-name="P2"><text:span text:style-name="T3">Get_Rain_diam_p0</text:span></text:p>
          <text:p text:style-name="P2"><text:span text:style-name="T3">Get_Rain_vel</text:span></text:p>
          <text:p text:style-name="P2"><text:span text:style-name="T2">ThicknessCalculator_WetDep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4.761cm" svg:height="3.665cm" svg:x="24.368cm" svg:y="4.556cm">
          <text:p text:style-name="P1"><text:span text:style-name="T1">atmosphere.f90</text:span></text:p>
          <text:p text:style-name="P2"><text:span text:style-name="T3">MODULE atmosphere</text:span></text:p>
          <text:p text:style-name="P2"><text:span text:style-name="T3">Allocate_Atmosphere_Met</text:span></text:p>
          <text:p text:style-name="P2"><text:span text:style-name="T3">Deallocate_Atmosphere_Met</text:span></text:p>
          <text:p text:style-name="P2"><text:span text:style-name="T3">Set_Atmosphere_Meso</text:span></text:p>
          <text:p text:style-name="P2"><text:span text:style-name="T4"><text:s text:c="2"/></text:span><text:span text:style-name="T4">Call MR_Read_3d_MetP_Variable</text:span></text:p>
          <text:p text:style-name="P2"><text:span text:style-name="T3">Dens_IdealGasLaw</text:span></text:p>
          <text:p text:style-name="P2"><text:span text:style-name="T3">Visc_Sutherland</text:span></text:p>
          <text:p text:style-name="P2"><text:span text:style-name="T3">lambda_MeanFree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5.969cm" svg:height="11.049cm" svg:x="40.412cm" svg:y="22.336cm">
          <text:p text:style-name="P1"><text:span text:style-name="T1">variable_diffusivity.f90</text:span></text:p>
          <text:p text:style-name="P2"><text:span text:style-name="T3">MODULE variable_diffusivity</text:span></text:p>
          <text:p text:style-name="P2"><text:span text:style-name="T3">input_data_VarDiff</text:span></text:p>
          <text:p text:style-name="P2"><text:span text:style-name="T3">Allocate_VarDiff_Met</text:span></text:p>
          <text:p text:style-name="P2"><text:span text:style-name="T3">Prep_output_VarDiff</text:span></text:p>
          <text:p text:style-name="P2"><text:span text:style-name="T3">Deallocate_VarDiff_Met</text:span></text:p>
          <text:p text:style-name="P2"><text:span text:style-name="T3">Eddy_diff</text:span></text:p>
          <text:p text:style-name="P2"><text:span text:style-name="T3">Calc_Vert_diff</text:span></text:p>
          <text:p text:style-name="P2"><text:span text:style-name="T3">Set_VarDiffH_Meso</text:span></text:p>
          <text:p text:style-name="P2"><text:span text:style-name="T3"><text:s text:c="2"/></text:span><text:span text:style-name="T4">Call MR_Read_3d_MetP_Variables</text:span></text:p>
          <text:p text:style-name="P2"><text:span text:style-name="T4"><text:s text:c="2"/></text:span><text:span text:style-name="T4">Call MR_DelMetP_Dx</text:span></text:p>
          <text:p text:style-name="P2"><text:span text:style-name="T4"><text:s text:c="2"/></text:span><text:span text:style-name="T4">Call MR_DelMetP_Dy</text:span></text:p>
          <text:p text:style-name="P2"><text:span text:style-name="T4"><text:s text:c="2"/></text:span><text:span text:style-name="T4">Call Eddy_diff</text:span></text:p>
          <text:p text:style-name="P2"><text:span text:style-name="T4"><text:s text:c="2"/></text:span><text:span text:style-name="T4">Call MR_Regrid_MetP_to_CompGrid</text:span></text:p>
          <text:p text:style-name="P2"><text:span text:style-name="T3">Set_VarDiffV_Meso</text:span></text:p>
          <text:p text:style-name="P2"><text:span text:style-name="T3"><text:s text:c="2"/></text:span><text:span text:style-name="T4">Call Calc_Ri</text:span></text:p>
          <text:p text:style-name="P2"><text:span text:style-name="T4"><text:s text:c="2"/></text:span><text:span text:style-name="T4">Call Calc_SurfaceRoughnessLength</text:span></text:p>
          <text:p text:style-name="P2"><text:span text:style-name="T4"><text:s text:c="2"/></text:span><text:span text:style-name="T4">Call Calc_SurfaceFrictionVelocity</text:span></text:p>
          <text:p text:style-name="P2"><text:span text:style-name="T4"><text:s text:c="2"/></text:span><text:span text:style-name="T4">Call Calc_Boundary_Lengths</text:span></text:p>
          <text:p text:style-name="P2"><text:span text:style-name="T4"><text:s text:c="2"/></text:span><text:span text:style-name="T4">Call Calc_Vert_Diff</text:span></text:p>
          <text:p text:style-name="P2"><text:span text:style-name="T4"><text:s text:c="2"/></text:span><text:span text:style-name="T4">Call MR_Regrid_MetP_to_CompGrid</text:span></text:p>
          <text:p text:style-name="P2"><text:span text:style-name="T3">Calc_Ri</text:span></text:p>
          <text:p text:style-name="P2"><text:span text:style-name="T3">Calc_SurfaceRoughnessLength</text:span></text:p>
          <text:p text:style-name="P2"><text:span text:style-name="T4"><text:s text:c="2"/></text:span><text:span text:style-name="T4">Call MR_Read_2d_Met_Variable</text:span></text:p>
          <text:p text:style-name="P2"><text:span text:style-name="T3">Calc_SurfaceFrictionVelocity</text:span></text:p>
          <text:p text:style-name="P2"><text:span text:style-name="T4"><text:s text:c="2"/></text:span><text:span text:style-name="T4">Call MR_Read_2d_Met_Variable</text:span></text:p>
          <text:p text:style-name="P2"><text:span text:style-name="T3">Calc_Boundary_Lengths</text:span></text:p>
          <text:p text:style-name="P2"><text:span text:style-name="T4"><text:s text:c="2"/></text:span><text:span text:style-name="T4">Call MR_Read_2d_Met_Variable</text:span></text:p>
          <text:p text:style-name="P2"><text:span text:style-name="T3">Fc</text:span></text:p>
          <text:p text:style-name="P2"><text:span text:style-name="T3">Fc_Piedelievre</text:span></text:p>
          <text:p text:style-name="P2"><text:span text:style-name="T3">Phi_WindShear_NonDim</text:span></text:p>
          <text:p text:style-name="P2"><text:span text:style-name="T3">MixLen_CAM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6.427cm" svg:height="4.318cm" svg:x="9.051cm" svg:y="13.319cm">
          <text:p text:style-name="P1"><text:span text:style-name="T1">MesoInterpolater.f90</text:span></text:p>
          <text:p text:style-name="P2"><text:span text:style-name="T3"/></text:p>
          <text:p text:style-name="P2"><text:span text:style-name="T3">MesoInterpolater</text:span></text:p>
          <text:p text:style-name="P2"><text:span text:style-name="T2"><text:s text:c="2"/></text:span><text:span text:style-name="T2">Call MR_Read_HGT_arrays</text:span></text:p>
          <text:p text:style-name="P2"><text:span text:style-name="T2"><text:s text:c="2"/></text:span><text:span text:style-name="T2">Call MR_Read_3d_Met_Variable_to_CompGrid</text:span></text:p>
          <text:p text:style-name="P2"><text:span text:style-name="T2"><text:s text:c="2"/></text:span><text:span text:style-name="T2">Call MR_Read_UV_MetGridRelative</text:span></text:p>
          <text:p text:style-name="P2"><text:span text:style-name="T2"><text:s text:c="2"/></text:span><text:span text:style-name="T2">Call Set_Atmosphere_Meso</text:span></text:p>
          <text:p text:style-name="P2"><text:span text:style-name="T2"><text:s text:c="2"/></text:span><text:span text:style-name="T2">Call Set_Vf_Meso</text:span></text:p>
          <text:p text:style-name="P2"><text:span text:style-name="T2"><text:s text:c="2"/></text:span><text:span text:style-name="T2">Call umbrella_wi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445cm" svg:height="4.572cm" svg:x="14.438cm" svg:y="1.808cm">
          <text:p text:style-name="P1"><text:span text:style-name="T1">ash_mod.f90</text:span></text:p>
          <text:p text:style-name="P2"><text:span text:style-name="T3">MODULE precis_param</text:span></text:p>
          <text:p text:style-name="P2"><text:span text:style-name="T3">MODULE global_param</text:span></text:p>
          <text:p text:style-name="P2"><text:span text:style-name="T3">MODULE io_data</text:span></text:p>
          <text:p text:style-name="P2"><text:span text:style-name="T3">MODULE mesh</text:span></text:p>
          <text:p text:style-name="P2"><text:span text:style-name="T3">MODULE solution</text:span></text:p>
          <text:p text:style-name="P2"><text:span text:style-name="T3">MODULE time_data</text:span></text:p>
          <text:p text:style-name="P2"><text:span text:style-name="T3">MODULE wind_grid</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723cm" svg:height="4.453cm" svg:x="19.518cm" svg:y="1.754cm">
          <text:p text:style-name="P1"><text:span text:style-name="T1">alloc_arrays.f90</text:span></text:p>
          <text:p text:style-name="P2"><text:span text:style-name="T3"/></text:p>
          <text:p text:style-name="P2"><text:span text:style-name="T3">alloc_arrays</text:span></text:p>
          <text:p text:style-name="P2"><text:span text:style-name="T2"><text:s text:c="2"/></text:span><text:span text:style-name="T2">Call Allocate_AdvectionHorz</text:span></text:p>
          <text:p text:style-name="P2"><text:span text:style-name="T2"><text:s text:c="2"/></text:span><text:span text:style-name="T2">Call Allocate_Output_Vars</text:span></text:p>
          <text:p text:style-name="P2"><text:span text:style-name="T2"><text:s text:c="2"/></text:span><text:span text:style-name="T2">Call Allocate_Source_grid</text:span></text:p>
          <text:p text:style-name="P2"><text:span text:style-name="T3">dealloc_arrays</text:span></text:p>
          <text:p text:style-name="P2"><text:span text:style-name="T2"><text:s text:c="2"/></text:span><text:span text:style-name="T2">Call Dealloc_Source</text:span></text:p>
          <text:p text:style-name="P2"><text:span text:style-name="T2"><text:s text:c="2"/></text:span><text:span text:style-name="T2">Call Deallocate_AdvectionHorz</text:span></text:p>
          <text:p text:style-name="P2"><text:span text:style-name="T2"><text:s text:c="2"/></text:span><text:span text:style-name="T2">Call Deallocate_Output_Vars</text:span></text:p>
          <text:p text:style-name="P2"><text:span text:style-name="T2"><text:s text:c="2"/></text:span><text:span text:style-name="T2">Call Deallocate_Diff</text:span></text:p>
          <text:p text:style-name="P2"><text:span text:style-name="T2"><text:s text:c="2"/></text:span><text:span text:style-name="T2">Call Deallocate_Airports</text:span></text:p>
          <text:p text:style-name="P2"><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4.064cm" svg:height="2.567cm" svg:x="24.368cm" svg:y="1.735cm">
          <text:p text:style-name="P1"><text:span text:style-name="T1">calc_mesh.f90</text:span></text:p>
          <text:p text:style-name="P2"><text:span text:style-name="T3"/></text:p>
          <text:p text:style-name="P2"><text:span text:style-name="T3">calc_mesh_params</text:span></text:p>
          <text:p text:style-name="P2"><text:span text:style-name="T2"><text:s text:c="2"/></text:span><text:span text:style-name="T2">Call MR_Set_CompProjection</text:span></text:p>
          <text:p text:style-name="P2"><text:span text:style-name="T2"><text:s text:c="2"/></text:span><text:span text:style-name="T2">Call MR_Initialize_Met_Grids</text:span></text:p>
          <text:p text:style-name="P2"><text:span text:style-name="T3">get_minmax_lonlat</text:span></text:p>
          <text:p text:style-name="P2"><text:span text:style-name="T2"><text:s text:c="2"/></text:span><text:span text:style-name="T2">Call lproj_i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4.53cm" svg:height="5.08cm" svg:x="52.731cm" svg:y="22.336cm">
          <text:p text:style-name="P1"><text:span text:style-name="T1">ocean_currents.f90</text:span></text:p>
          <text:p text:style-name="P2"><text:span text:style-name="T3">MODULE ocean_currents</text:span></text:p>
          <text:p text:style-name="P2"><text:span text:style-name="T3">input_data_OSCAR</text:span></text:p>
          <text:p text:style-name="P2"><text:span text:style-name="T3">Allocate_OSCAR</text:span></text:p>
          <text:p text:style-name="P2"><text:span text:style-name="T3">Prep_output_OSCAR</text:span></text:p>
          <text:p text:style-name="P2"><text:span text:style-name="T3">Deallocate_OSCAR</text:span></text:p>
          <text:p text:style-name="P2"><text:span text:style-name="T3">Check_SurfaceVelocity</text:span></text:p>
          <text:p text:style-name="P2"><text:span text:style-name="T2"><text:s text:c="2"/></text:span><text:span text:style-name="T2">hours_since_1900</text:span></text:p>
          <text:p text:style-name="P2"><text:span text:style-name="T2"><text:s text:c="2"/></text:span><text:span text:style-name="T2">Call Read_SurfaceVelocity</text:span></text:p>
          <text:p text:style-name="P2"><text:span text:style-name="T3">Read_SurfaceVelocity</text:span></text:p>
          <text:p text:style-name="P2"><text:span text:style-name="T2"><text:s text:c="2"/></text:span><text:span text:style-name="T2">Call rgrd2_sp</text:span></text:p>
          <text:p text:style-name="P2"><text:span text:style-name="T3">Set_SurfaceVelocity</text:span></text:p>
          <text:p text:style-name="P2"><text:span text:style-name="T2"><text:s text:c="2"/></text:span><text:span text:style-name="T2">Call Read_SurfaceVelocity</text:span></text:p>
          <text:p text:style-name="P2"><text:span text:style-name="T3">advect_deposit</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4.318cm" svg:height="3.81cm" svg:x="50.403cm" svg:y="3.413cm">
          <text:p text:style-name="P1"><text:span text:style-name="T1">Testcases.f90</text:span></text:p>
          <text:p text:style-name="P2"><text:span text:style-name="T3">set_TestCase_windfield</text:span></text:p>
          <text:p text:style-name="P2"><text:span text:style-name="T2"><text:s text:c="2"/></text:span><text:span text:style-name="T2">Call set_LL_wind</text:span></text:p>
          <text:p text:style-name="P2"><text:span text:style-name="T3">set_LL_wind</text:span></text:p>
          <text:p text:style-name="P2"><text:span text:style-name="T3">DistSource</text:span></text:p>
          <text:p text:style-name="P2"><text:span text:style-name="T3">Testcase_CalcErrors</text:span></text:p>
          <text:p text:style-name="P2"><text:span text:style-name="T2"><text:s text:c="2"/></text:span><text:span text:style-name="T2">Call back_rotate</text:span></text:p>
          <text:p text:style-name="P2"><text:span text:style-name="T3">MMS_TrueSol</text:span></text:p>
          <text:p text:style-name="P2"><text:span text:style-name="T3">MMS_Source</text:span></text:p>
          <text:p text:style-name="P2"><text:span text:style-name="T3">back_ro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794cm" svg:height="1.524cm" svg:x="9.128cm" svg:y="19.753cm">
          <text:p text:style-name="P1"><text:span text:style-name="T1">adjust_dt.f90</text:span></text:p>
          <text:p text:style-name="P2"><text:span text:style-name="T3"/></text:p>
          <text:p text:style-name="P2"><text:span text:style-name="T3">adjust_dt</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4.974cm" svg:height="5.385cm" svg:x="32.602cm" svg:y="33.399cm">
          <text:p text:style-name="P1"><text:span text:style-name="T1">write_KML.f90</text:span></text:p>
          <text:p text:style-name="P2"><text:span text:style-name="T3"/></text:p>
          <text:p text:style-name="P2"><text:span text:style-name="T3">MODULE Output_KML</text:span></text:p>
          <text:p text:style-name="P2"><text:span text:style-name="T3">Set_OutVar_Specs</text:span></text:p>
          <text:p text:style-name="P2"><text:span text:style-name="T3">OpenFile_KML</text:span></text:p>
          <text:p text:style-name="P2"><text:span text:style-name="T4"><text:s text:c="2"/></text:span><text:span text:style-name="T4">Call PlotModelBoundary</text:span></text:p>
          <text:p text:style-name="P2"><text:span text:style-name="T4"><text:s text:c="2"/></text:span><text:span text:style-name="T4">Call lproj_inv</text:span></text:p>
          <text:p text:style-name="P2"><text:span text:style-name="T3">Write_2D_KML</text:span></text:p>
          <text:p text:style-name="P2"><text:span text:style-name="T4"><text:s text:c="2"/></text:span><text:span text:style-name="T4">Call lproj_inv</text:span></text:p>
          <text:p text:style-name="P2"><text:span text:style-name="T3">Write_PointData_Airports_KML</text:span></text:p>
          <text:p text:style-name="P2"><text:span text:style-name="T4"><text:s text:c="2"/></text:span><text:span text:style-name="T4">Call lproj_inv</text:span></text:p>
          <text:p text:style-name="P2"><text:span text:style-name="T3">Close_KML</text:span></text:p>
          <text:p text:style-name="P2"><text:span text:style-name="T3">PlotModelBoundary</text:span></text:p>
          <text:p text:style-name="P2"><text:span text:style-name="T4"><text:s text:c="2"/></text:span><text:span text:style-name="T4">Call lproj_inv</text:span></text:p>
          <text:p text:style-name="P2"><text:span text:style-name="T3">mon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5.207cm" svg:height="6.782cm" svg:x="22.336cm" svg:y="33.834cm">
          <text:p text:style-name="P1"><text:span text:style-name="T1">output.f90</text:span></text:p>
          <text:p text:style-name="P2"><text:span text:style-name="T3"/></text:p>
          <text:p text:style-name="P2"><text:span text:style-name="T3">output_results</text:span></text:p>
          <text:p text:style-name="P2"><text:span text:style-name="T2"><text:s text:c="2"/></text:span><text:span text:style-name="T2">Call Set_OutVar_Specs</text:span></text:p>
          <text:p text:style-name="P2"><text:span text:style-name="T2"><text:s text:c="2"/></text:span><text:span text:style-name="T2">Call OpenFile_KML</text:span></text:p>
          <text:p text:style-name="P2"><text:span text:style-name="T2"><text:s text:c="2"/></text:span><text:span text:style-name="T2">Call create_netcdf_file</text:span></text:p>
          <text:p text:style-name="P2"><text:span text:style-name="T2"><text:s text:c="2"/></text:span><text:span text:style-name="T2">Call write_2D_ASCII</text:span></text:p>
          <text:p text:style-name="P2"><text:span text:style-name="T2"><text:s text:c="2"/></text:span><text:span text:style-name="T2">Call write_2D_KML</text:span></text:p>
          <text:p text:style-name="P2"><text:span text:style-name="T2"><text:s text:c="2"/></text:span><text:span text:style-name="T2">Call write_3D_ASCII</text:span></text:p>
          <text:p text:style-name="P2"><text:span text:style-name="T2"><text:s text:c="2"/></text:span><text:span text:style-name="T2">Call write_3D_Binary</text:span></text:p>
          <text:p text:style-name="P2"><text:span text:style-name="T2"><text:s text:c="2"/></text:span><text:span text:style-name="T2">Call append_to_netcdf</text:span></text:p>
          <text:p text:style-name="P2"><text:span text:style-name="T2"><text:s text:c="2"/></text:span><text:span text:style-name="T2">Call vprofileclose</text:span></text:p>
          <text:p text:style-name="P2"><text:span text:style-name="T2"><text:s text:c="2"/></text:span><text:span text:style-name="T2">Call OpenFile_KML</text:span></text:p>
          <text:p text:style-name="P2"><text:span text:style-name="T2"><text:s text:c="2"/></text:span><text:span text:style-name="T2">Call Write_2D_KML</text:span></text:p>
          <text:p text:style-name="P2"><text:span text:style-name="T2"><text:s text:c="2"/></text:span><text:span text:style-name="T2">Call Close_KML</text:span></text:p>
          <text:p text:style-name="P2"><text:span text:style-name="T2"><text:s text:c="2"/></text:span><text:span text:style-name="T2">Call write_2D_ASCII</text:span></text:p>
          <text:p text:style-name="P2"><text:span text:style-name="T2"><text:s text:c="2"/></text:span><text:span text:style-name="T2">Call Write_PointData_Airports_KML</text:span></text:p>
          <text:p text:style-name="P2"><text:span text:style-name="T2"><text:s text:c="2"/></text:span><text:span text:style-name="T2">Call 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683cm" svg:height="1.432cm" svg:x="14.45cm" svg:y="34.558cm">
          <text:p text:style-name="P1"><text:span text:style-name="T1">FirstAsh.f90</text:span></text:p>
          <text:p text:style-name="P2"><text:span text:style-name="T3"/></text:p>
          <text:p text:style-name="P2"><text:span text:style-name="T3">FirstAsh</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4.571cm" svg:height="2.399cm" svg:x="14.455cm" svg:y="36.258cm">
          <text:p text:style-name="P1"><text:span text:style-name="T1">TimeStepTotals.f90</text:span></text:p>
          <text:p text:style-name="P2"><text:span text:style-name="T3"/></text:p>
          <text:p text:style-name="P2"><text:span text:style-name="T3">TimeStepsTotals</text:span></text:p>
          <text:p text:style-name="P2"><text:span text:style-name="T2"><text:s text:c="2"/></text:span><text:span text:style-name="T2">Call Calc_Vol_Aloft</text:span></text:p>
          <text:p text:style-name="P2"><text:span text:style-name="T2"><text:s text:c="2"/></text:span><text:span text:style-name="T2">Call Calc_Vol_Deposit</text:span></text:p>
          <text:p text:style-name="P2"><text:span text:style-name="T2"><text:s text:c="2"/></text:span><text:span text:style-name="T2">Call Calc_Vol_Outflow</text:span></text:p>
          <text:p text:style-name="P2"><text:span text:style-name="T2"><text:s text:c="2"/></text:span><text:span text:style-name="T2">yyyymmddhhmm_since_19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3.428cm" svg:height="1.524cm" svg:x="18.925cm" svg:y="16.957cm">
          <text:p text:style-name="P1"><text:span text:style-name="T1">set_bc.f90</text:span></text:p>
          <text:p text:style-name="P2"><text:span text:style-name="T3"/></text:p>
          <text:p text:style-name="P2"><text:span text:style-name="T3">set_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937cm" svg:height="1.397cm" svg:x="9.128cm" svg:y="17.975cm">
          <text:p text:style-name="P1"><text:span text:style-name="T1">umbrella_winds.f90</text:span></text:p>
          <text:p text:style-name="P2"><text:span text:style-name="T3"/></text:p>
          <text:p text:style-name="P2"><text:span text:style-name="T3">umbrella_wi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5.997cm" svg:height="0.962cm" svg:x="8.772cm" svg:y="0.838cm">
          <draw:text-box>
            <text:p>Setup / Initialization</text:p>
          </draw:text-box>
        </draw:frame>
        <draw:frame draw:style-name="gr19" draw:layer="layout" svg:width="7.618cm" svg:height="0.962cm" svg:x="8.872cm" svg:y="12.438cm">
          <draw:text-box>
            <text:p>Set Met. Values / Calc. dt</text:p>
          </draw:text-box>
        </draw:frame>
        <draw:frame draw:style-name="gr20" draw:layer="layout" svg:width="6.465cm" svg:height="3.043cm" svg:x="40.328cm" svg:y="1.374cm">
          <draw:text-box>
            <text:p>Optional Modules</text:p>
          </draw:text-box>
        </draw:frame>
        <draw:frame draw:style-name="gr21" draw:layer="layout" svg:width="2.509cm" svg:height="0.962cm" svg:x="18.248cm" svg:y="12.419cm">
          <draw:text-box>
            <text:p>Source</text:p>
          </draw:text-box>
        </draw:frame>
        <draw:frame draw:style-name="gr22" draw:layer="layout" svg:width="3.283cm" svg:height="0.962cm" svg:x="8.834cm" svg:y="22.844cm">
          <draw:text-box>
            <text:p>Advection</text:p>
          </draw:text-box>
        </draw:frame>
        <draw:frame draw:style-name="gr23" draw:layer="layout" svg:width="5.971cm" svg:height="0.962cm" svg:x="8.873cm" svg:y="33.238cm">
          <draw:text-box>
            <text:p>Test Output Criteria</text:p>
          </draw:text-box>
        </draw:frame>
        <draw:frame draw:style-name="gr24" draw:layer="layout" svg:width="2.407cm" svg:height="0.962cm" svg:x="21.974cm" svg:y="33.038cm">
          <draw:text-box>
            <text:p>Output</text:p>
          </draw:text-box>
        </draw:frame>
        <draw:custom-shape draw:style-name="gr25" draw:text-style-name="P1" draw:layer="layout" svg:width="3.175cm" svg:height="13.081cm" svg:x="5.445cm" svg:y="2.90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 draw:layer="layout" svg:width="3.302cm" svg:height="2.667cm" svg:x="5.445cm" svg:y="16.87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 draw:layer="layout" svg:width="3.302cm" svg:height="8.89cm" svg:x="5.445cm" svg:y="20.0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 draw:layer="layout" svg:width="3.302cm" svg:height="13.208cm" svg:x="5.445cm" svg:y="25.51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8" draw:text-style-name="P1" draw:layer="layout" svg:width="4.445cm" svg:height="3.683cm" svg:x="14.462cm" svg:y="6.742cm">
          <text:p text:style-name="P1"><text:span text:style-name="T1">Airports.f90</text:span></text:p>
          <text:p text:style-name="P2"><text:span text:style-name="T3">MODULE Airports</text:span></text:p>
          <text:p text:style-name="P2"><text:span text:style-name="T3">Allocate_Airports</text:span></text:p>
          <text:p text:style-name="P2"><text:span text:style-name="T3">Deallocate_Airports</text:span></text:p>
          <text:p text:style-name="P2"><text:span text:style-name="T3">ReadAirports</text:span></text:p>
          <text:p text:style-name="P2"><text:span text:style-name="T4"><text:s text:c="2"/></text:span><text:span text:style-name="T4">Include data</text:span></text:p>
          <text:p text:style-name="P2"><text:span text:style-name="T4"><text:s text:c="2"/></text:span><text:span text:style-name="T4">Call lproj</text:span></text:p>
          <text:p text:style-name="P2"><text:span text:style-name="T4"><text:s text:c="2"/></text:span><text:span text:style-name="T4">Call Allocate_Airports</text:span></text:p>
          <text:p text:style-name="P2"><text:span text:style-name="T4"><text:s text:c="2"/></text:span><text:span text:style-name="T4">Call lproj</text:span></text:p>
          <text:p text:style-name="P2"><text:span text:style-name="T3">bilinear_thickn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7.366cm" svg:height="0.508cm" svg:x="14.97cm" svg:y="10.652cm">
          <text:p text:style-name="P2"><text:span text:style-name="T1">Aux_data/GlobalAirports_LatLon_ewer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7.366cm" svg:height="0.508cm" svg:x="14.97cm" svg:y="11.287cm">
          <text:p text:style-name="P2"><text:span text:style-name="T1">Aux_data/GlobalAirports_CodeLoc_ewer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961cm" svg:height="7.239cm" svg:x="29.567cm" svg:y="1.635cm">
          <text:p text:style-name="P1"><text:span text:style-name="T1">Tephra.f90</text:span></text:p>
          <text:p text:style-name="P2"><text:span text:style-name="T3">MODULE Tephra</text:span></text:p>
          <text:p text:style-name="P2"><text:span text:style-name="T3">Allocate_Tephra</text:span></text:p>
          <text:p text:style-name="P2"><text:span text:style-name="T3">Allocate_Tephra_Met</text:span></text:p>
          <text:p text:style-name="P2"><text:span text:style-name="T3">Deallocate_Tephra</text:span></text:p>
          <text:p text:style-name="P2"><text:span text:style-name="T3">Deallocate_Tephra_Met</text:span></text:p>
          <text:p text:style-name="P2"><text:span text:style-name="T3">Set_Vf_Meso</text:span></text:p>
          <text:p text:style-name="P2"><text:span text:style-name="T2"><text:s text:c="2"/></text:span><text:span text:style-name="T2">Call Regrid_MetP_to_CompGrid</text:span></text:p>
          <text:p text:style-name="P2"><text:span text:style-name="T3">Calculate_Tephra_Shape</text:span></text:p>
          <text:p text:style-name="P2"><text:span text:style-name="T3">Sort_Tephra_Size</text:span></text:p>
          <text:p text:style-name="P2"><text:span text:style-name="T3"><text:s text:c="2"/></text:span><text:span text:style-name="T4">Call partition_gsbins</text:span></text:p>
          <text:p text:style-name="P2"><text:span text:style-name="T3">partition_gsbins</text:span></text:p>
          <text:p text:style-name="P2"><text:span text:style-name="T3">Collapse_GS</text:span></text:p>
          <text:p text:style-name="P2"><text:span text:style-name="T3">vset_WH</text:span></text:p>
          <text:p text:style-name="P2"><text:span text:style-name="T3">vset_WH_slip</text:span></text:p>
          <text:p text:style-name="P2"><text:span text:style-name="T3">vset_WH_PCM</text:span></text:p>
          <text:p text:style-name="P2"><text:span text:style-name="T3">vset_Gans</text:span></text:p>
          <text:p text:style-name="P2"><text:span text:style-name="T3">vset_Stokes</text:span></text:p>
          <text:p text:style-name="P2"><text:span text:style-name="T3">vset_Stokesslip</text:span></text:p>
          <text:p text:style-name="P2"><text:span text:style-name="T3">vset_Stokes_Cloud</text:span></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3.937cm" svg:height="3.429cm" svg:x="18.885cm" svg:y="13.319cm">
          <text:p text:style-name="P1"><text:span text:style-name="T1">Source.f90</text:span></text:p>
          <text:p text:style-name="P2"><text:span text:style-name="T3">MODULE Source</text:span></text:p>
          <text:p text:style-name="P2"><text:span text:style-name="T3">Allocate_Source_eruption</text:span></text:p>
          <text:p text:style-name="P2"><text:span text:style-name="T3">Allocate_Source_grid</text:span></text:p>
          <text:p text:style-name="P2"><text:span text:style-name="T3">Allocate_Source_time</text:span></text:p>
          <text:p text:style-name="P2"><text:span text:style-name="T3">Deallocate_Source</text:span></text:p>
          <text:p text:style-name="P2"><text:span text:style-name="T3">SourceNodes</text:span></text:p>
          <text:p text:style-name="P2"><text:span text:style-name="T3">MassFlux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5.334cm" svg:height="5.08cm" svg:x="9.255cm" svg:y="23.825cm">
          <text:p text:style-name="P1"><text:span text:style-name="T1">AdvectionHorz.f90</text:span></text:p>
          <text:p text:style-name="P2"><text:span text:style-name="T3">MODULE AdvectionHorz</text:span></text:p>
          <text:p text:style-name="P2"><text:span text:style-name="T3">Allocate_AdvectionHorz</text:span></text:p>
          <text:p text:style-name="P2"><text:span text:style-name="T4"><text:s text:c="2"/></text:span><text:span text:style-name="T4">Call Allocate_CTU</text:span></text:p>
          <text:p text:style-name="P2"><text:span text:style-name="T4"><text:s text:c="2"/></text:span><text:span text:style-name="T4">Call Allocate_SL</text:span></text:p>
          <text:p text:style-name="P2"><text:span text:style-name="T3">Deallocate_AdvectionHorz</text:span></text:p>
          <text:p text:style-name="P2"><text:span text:style-name="T4"><text:s text:c="2"/></text:span><text:span text:style-name="T4">Call Deallocate_CTU</text:span></text:p>
          <text:p text:style-name="P2"><text:span text:style-name="T4"><text:s text:c="2"/></text:span><text:span text:style-name="T4">Call Deallocate_SL</text:span></text:p>
          <text:p text:style-name="P2"><text:span text:style-name="T3">AdvectHorz</text:span></text:p>
          <text:p text:style-name="P2"><text:span text:style-name="T4"><text:s text:c="2"/></text:span><text:span text:style-name="T4">Call advect_xy</text:span></text:p>
          <text:p text:style-name="P2"><text:span text:style-name="T4"><text:s text:c="2"/></text:span><text:span text:style-name="T4">Call advect_x</text:span></text:p>
          <text:p text:style-name="P2"><text:span text:style-name="T4"><text:s text:c="2"/></text:span><text:span text:style-name="T4">Call advect_y</text:span></text:p>
          <text:p text:style-name="P2"><text:span text:style-name="T4"><text:s text:c="2"/></text:span><text:span text:style-name="T4">Call semi_lagrange_ll</text:span></text:p>
          <text:p text:style-name="P2"><text:span text:style-name="T4"><text:s text:c="2"/></text:span><text:span text:style-name="T4">Call semi_lagrang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5.334cm" svg:height="1.778cm" svg:x="9.255cm" svg:y="29.178cm">
          <text:p text:style-name="P1"><text:span text:style-name="T1">AdvectionHorz_DCU.f90</text:span></text:p>
          <text:p text:style-name="P2"><text:span text:style-name="T3">MODULE AdvectionHorz_DCU</text:span></text:p>
          <text:p text:style-name="P2"><text:span text:style-name="T3">advect_x</text:span></text:p>
          <text:p text:style-name="P2"><text:span text:style-name="T3">advect_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5.461cm" svg:height="4.953cm" svg:x="15.097cm" svg:y="23.241cm">
          <text:p text:style-name="P1"><text:span text:style-name="T1">AdvectionHorz_CTU.f90</text:span></text:p>
          <text:p text:style-name="P2"><text:span text:style-name="T3">MODULE AdvectionHorz_CTU</text:span></text:p>
          <text:p text:style-name="P2"><text:span text:style-name="T3">Allocate_CTU</text:span></text:p>
          <text:p text:style-name="P2"><text:span text:style-name="T3">Deallocate_CTU</text:span></text:p>
          <text:p text:style-name="P2"><text:span text:style-name="T3">advect_xy</text:span></text:p>
          <text:p text:style-name="P2"><text:span text:style-name="T4"><text:s text:c="2"/></text:span><text:span text:style-name="T4">Call x_face_flux</text:span></text:p>
          <text:p text:style-name="P2"><text:span text:style-name="T4"><text:s text:c="2"/></text:span><text:span text:style-name="T4">Call y_face_flux</text:span></text:p>
          <text:p text:style-name="P2"><text:span text:style-name="T4"><text:s text:c="2"/></text:span><text:span text:style-name="T4">Call sphere_update</text:span></text:p>
          <text:p text:style-name="P2"><text:span text:style-name="T4"><text:s text:c="2"/></text:span><text:span text:style-name="T4">Call update_xy</text:span></text:p>
          <text:p text:style-name="P2"><text:span text:style-name="T3">x_face_flux</text:span></text:p>
          <text:p text:style-name="P2"><text:span text:style-name="T3">y_face_flux</text:span></text:p>
          <text:p text:style-name="P2"><text:span text:style-name="T3">sphere_update</text:span></text:p>
          <text:p text:style-name="P2"><text:span text:style-name="T3">updat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5.461cm" svg:height="2.667cm" svg:x="15.224cm" svg:y="28.416cm">
          <text:p text:style-name="P1"><text:span text:style-name="T1">AdvectionHorz_SL.f90</text:span></text:p>
          <text:p text:style-name="P2"><text:span text:style-name="T3">MODULE AdvectionHorz_SL</text:span></text:p>
          <text:p text:style-name="P2"><text:span text:style-name="T3">Check_SLfac</text:span></text:p>
          <text:p text:style-name="P2"><text:span text:style-name="T3">Allocate_SL</text:span></text:p>
          <text:p text:style-name="P2"><text:span text:style-name="T3">Deallocate_SL</text:span></text:p>
          <text:p text:style-name="P2"><text:span text:style-name="T3">Semi_lagrange_ll</text:span></text:p>
          <text:p text:style-name="P2"><text:span text:style-name="T3">semi_lagrang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5.334cm" svg:height="1.778cm" svg:x="20.812cm" svg:y="23.336cm">
          <text:p text:style-name="P1"><text:span text:style-name="T1">AdvectionVert_DCU.f90</text:span></text:p>
          <text:p text:style-name="P2"><text:span text:style-name="T3">MODULE AdvectionVert_DCU</text:span></text:p>
          <text:p text:style-name="P2"><text:span text:style-name="T3">advect_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3.937cm" svg:height="7.112cm" svg:x="29.634cm" svg:y="23.782cm">
          <text:p text:style-name="P1"><text:span text:style-name="T1">Diffusion.f90</text:span></text:p>
          <text:p text:style-name="P2"><text:span text:style-name="T3">MODULE Diffusion</text:span></text:p>
          <text:p text:style-name="P2"><text:span text:style-name="T3">Allocate_Diff</text:span></text:p>
          <text:p text:style-name="P2"><text:span text:style-name="T3">Deallocate_Diff</text:span></text:p>
          <text:p text:style-name="P2"><text:span text:style-name="T3">DiffuseHorz</text:span></text:p>
          <text:p text:style-name="P2"><text:span text:style-name="T4"><text:s text:c="2"/></text:span><text:span text:style-name="T4">Call diffCN_x</text:span></text:p>
          <text:p text:style-name="P2"><text:span text:style-name="T4"><text:s text:c="2"/></text:span><text:span text:style-name="T4">Call diffCN_y</text:span></text:p>
          <text:p text:style-name="P2"><text:span text:style-name="T4"><text:s text:c="2"/></text:span><text:span text:style-name="T4">Call diff_x</text:span></text:p>
          <text:p text:style-name="P2"><text:span text:style-name="T4"><text:s text:c="2"/></text:span><text:span text:style-name="T4">Call diff_y</text:span></text:p>
          <text:p text:style-name="P2"><text:span text:style-name="T3">DiffuseVert</text:span></text:p>
          <text:p text:style-name="P2"><text:span text:style-name="T4"><text:s text:c="2"/></text:span><text:span text:style-name="T4">Call diffCN_z</text:span></text:p>
          <text:p text:style-name="P2"><text:span text:style-name="T4"><text:s text:c="2"/></text:span><text:span text:style-name="T4">Call diff_z</text:span></text:p>
          <text:p text:style-name="P2"><text:span text:style-name="T3">diff_x</text:span></text:p>
          <text:p text:style-name="P2"><text:span text:style-name="T3">diff_y</text:span></text:p>
          <text:p text:style-name="P2"><text:span text:style-name="T3">diff_z</text:span></text:p>
          <text:p text:style-name="P2"><text:span text:style-name="T3">diffCN_x</text:span></text:p>
          <text:p text:style-name="P2"><text:span text:style-name="T4"><text:s text:c="2"/></text:span><text:span text:style-name="T4">Call sptsv / dptsv</text:span></text:p>
          <text:p text:style-name="P2"><text:span text:style-name="T3">diffCN_y</text:span></text:p>
          <text:p text:style-name="P2"><text:span text:style-name="T4"><text:s text:c="2"/></text:span><text:span text:style-name="T4">Call sptsv / dptsv</text:span></text:p>
          <text:p text:style-name="P2"><text:span text:style-name="T3">diffCN_z</text:span></text:p>
          <text:p text:style-name="P2"><text:span text:style-name="T4"><text:s text:c="2"/></text:span><text:span text:style-name="T4">Call sptsv / dpt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4.699cm" svg:height="6.223cm" svg:x="9.101cm" svg:y="34.274cm">
          <text:p text:style-name="P1"><text:span text:style-name="T1">Output_Vars.f90</text:span></text:p>
          <text:p text:style-name="P2"><text:span text:style-name="T3">MODULE Output_Vars</text:span></text:p>
          <text:p text:style-name="P2"><text:span text:style-name="T3">Allocate_Output_Vars</text:span></text:p>
          <text:p text:style-name="P2"><text:span text:style-name="T3">Allocate_Output_UserVars</text:span></text:p>
          <text:p text:style-name="P2"><text:span text:style-name="T3">Deallocate_Output_Vars</text:span></text:p>
          <text:p text:style-name="P2"><text:span text:style-name="T3">Deallocate_Output_UserVars</text:span></text:p>
          <text:p text:style-name="P2"><text:span text:style-name="T3">ThicknessCalculator</text:span></text:p>
          <text:p text:style-name="P2"><text:span text:style-name="T3">DbZCalculator</text:span></text:p>
          <text:p text:style-name="P2"><text:span text:style-name="T4"><text:s text:c="2"/></text:span><text:span text:style-name="T4">Call AshLoadCalculator</text:span></text:p>
          <text:p text:style-name="P2"><text:span text:style-name="T3">ConcentrationCalculator</text:span></text:p>
          <text:p text:style-name="P2"><text:span text:style-name="T3">AshLoadCalculator</text:span></text:p>
          <text:p text:style-name="P2"><text:span text:style-name="T3">Get_Output_Vars</text:span></text:p>
          <text:p text:style-name="P2"><text:span text:style-name="T4"><text:s text:c="2"/></text:span><text:span text:style-name="T4">Call ThicknessCalculator</text:span></text:p>
          <text:p text:style-name="P2"><text:span text:style-name="T4"><text:s text:c="2"/></text:span><text:span text:style-name="T4">Call AshLoadCalculator</text:span></text:p>
          <text:p text:style-name="P2"><text:span text:style-name="T4"><text:s text:c="2"/></text:span><text:span text:style-name="T4">Call ConcentrationCalculator</text:span></text:p>
          <text:p text:style-name="P2"><text:span text:style-name="T3">Calc_Vol_Aloft</text:span></text:p>
          <text:p text:style-name="P2"><text:span text:style-name="T3">Calc_Vol_Deposit</text:span></text:p>
          <text:p text:style-name="P2"><text:span text:style-name="T3">Calc_Vol_Out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445cm" svg:height="1.778cm" svg:x="19.542cm" svg:y="6.588cm">
          <text:p text:style-name="P1"><text:span text:style-name="T1">VotW.f90</text:span></text:p>
          <text:p text:style-name="P2"><text:span text:style-name="T3">MODULE VotW_ESP</text:span></text:p>
          <text:p text:style-name="P2"><text:span text:style-name="T3">get_ESP</text:span></text:p>
          <text:p text:style-name="P2"><text:span text:style-name="T4"><text:s text:c="2"/></text:span><text:span text:style-name="T4">Includ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5.969cm" svg:height="0.508cm" svg:x="20.05cm" svg:y="8.493cm">
          <text:p text:style-name="P2"><text:span text:style-name="T1">Aux_data/VotW_LatLon_v12.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5.969cm" svg:height="0.508cm" svg:x="20.05cm" svg:y="9.101cm">
          <text:p text:style-name="P2"><text:span text:style-name="T1">Aux_data/VotW_LocESP_v12.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5.969cm" svg:height="0.508cm" svg:x="20.05cm" svg:y="9.763cm">
          <text:p text:style-name="P2"><text:span text:style-name="T1">Aux_data/VotW_NameNum_v12.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445cm" svg:height="1.524cm" svg:x="32.623cm" svg:y="38.911cm">
          <text:p text:style-name="P1"><text:span text:style-name="T1">write_BINARY.f90</text:span></text:p>
          <text:p text:style-name="P2"><text:span text:style-name="T1"/></text:p>
          <text:p text:style-name="P2"><text:span text:style-name="T3">write_3D_Binary</text:span><text:span text:style-name="T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4.572cm" svg:height="2.653cm" svg:x="27.797cm" svg:y="37.844cm">
          <text:p text:style-name="P1"><text:span text:style-name="T1">write_ASCII.f90</text:span></text:p>
          <text:p text:style-name="P2"><text:span text:style-name="T3"/></text:p>
          <text:p text:style-name="P2"><text:span text:style-name="T2">Vprofileopener</text:span></text:p>
          <text:p text:style-name="P2"><text:span text:style-name="T2">Vprofilewriter</text:span></text:p>
          <text:p text:style-name="P2"><text:span text:style-name="T2">Vprofilecloser</text:span></text:p>
          <text:p text:style-name="P2"><text:span text:style-name="T2">write_2D_ASCII</text:span></text:p>
          <text:p text:style-name="P2"><text:span text:style-name="T2">write_3D_ASCII</text:span></text:p>
          <text:p text:style-name="P2"><text:span text:style-name="T2">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layer="layout" svg:width="2.953cm" svg:height="0.962cm" svg:x="26.781cm" svg:y="22.855cm">
          <draw:text-box>
            <text:p>Diffusion</text:p>
          </draw:text-box>
        </draw:frame>
        <draw:custom-shape draw:style-name="gr9" draw:text-style-name="P1" draw:layer="layout" svg:width="4.644cm" svg:height="3.337cm" svg:x="40.47cm" svg:y="12.303cm">
          <text:p text:style-name="P1"><text:span text:style-name="T1">Source_Satellite.f90</text:span></text:p>
          <text:p text:style-name="P2"><text:span text:style-name="T3">MODULE Source_Satellite</text:span></text:p>
          <text:p text:style-name="P2"><text:span text:style-name="T3">input_data_SRC_SAT</text:span></text:p>
          <text:p text:style-name="P2"><text:span text:style-name="T3">Allocate_Source_Satellite</text:span></text:p>
          <text:p text:style-name="P2"><text:span text:style-name="T3">Prep_outpt_SrcSat</text:span></text:p>
          <text:p text:style-name="P2"><text:span text:style-name="T3">Deallocate_SrcSat</text:span></text:p>
          <text:p text:style-name="P2"><text:span text:style-name="T3">Read_SatMassLoading</text:span></text:p>
          <text:p text:style-name="P2"><text:span text:style-name="T3">Gaussian_F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4.318cm" svg:height="1.296cm" svg:x="40.497cm" svg:y="8.874cm">
          <text:p text:style-name="P1"><text:span text:style-name="T3">Sigma_Altitude.f9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5.461cm" svg:height="2.667cm" svg:x="40.37cm" svg:y="37.576cm">
          <text:p text:style-name="P1"><text:span text:style-name="T1">AdvectionHorz_SL.f90</text:span></text:p>
          <text:p text:style-name="P2"><text:span text:style-name="T3">MODULE AdvectionHorz_SL</text:span></text:p>
          <text:p text:style-name="P2"><text:span text:style-name="T3">Check_SLfac</text:span></text:p>
          <text:p text:style-name="P2"><text:span text:style-name="T3">Allocate_SL</text:span></text:p>
          <text:p text:style-name="P2"><text:span text:style-name="T3">Deallocate_SL</text:span></text:p>
          <text:p text:style-name="P2"><text:span text:style-name="T3">Semi_lagrange_ll</text:span></text:p>
          <text:p text:style-name="P2"><text:span text:style-name="T3">semi_lagrang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5.461cm" svg:height="4.953cm" svg:x="46.085cm" svg:y="35.29cm">
          <text:p text:style-name="P1"><text:span text:style-name="T1">AdvectionHorz_CTU.f90</text:span></text:p>
          <text:p text:style-name="P2"><text:span text:style-name="T3">MODULE AdvectionHorz_CTU</text:span></text:p>
          <text:p text:style-name="P2"><text:span text:style-name="T3">Allocate_CTU</text:span></text:p>
          <text:p text:style-name="P2"><text:span text:style-name="T3">Deallocate_CTU</text:span></text:p>
          <text:p text:style-name="P2"><text:span text:style-name="T3">advect_xy</text:span></text:p>
          <text:p text:style-name="P2"><text:span text:style-name="T4"><text:s text:c="2"/></text:span><text:span text:style-name="T4">Call x_face_flux</text:span></text:p>
          <text:p text:style-name="P2"><text:span text:style-name="T4"><text:s text:c="2"/></text:span><text:span text:style-name="T4">Call y_face_flux</text:span></text:p>
          <text:p text:style-name="P2"><text:span text:style-name="T4"><text:s text:c="2"/></text:span><text:span text:style-name="T4">Call sphere_update</text:span></text:p>
          <text:p text:style-name="P2"><text:span text:style-name="T4"><text:s text:c="2"/></text:span><text:span text:style-name="T4">Call update_xy</text:span></text:p>
          <text:p text:style-name="P2"><text:span text:style-name="T3">x_face_flux</text:span></text:p>
          <text:p text:style-name="P2"><text:span text:style-name="T3">y_face_flux</text:span></text:p>
          <text:p text:style-name="P2"><text:span text:style-name="T3">sphere_update</text:span></text:p>
          <text:p text:style-name="P2"><text:span text:style-name="T3">updat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5.461cm" svg:height="2.667cm" svg:x="51.8cm" svg:y="37.576cm">
          <text:p text:style-name="P1"><text:span text:style-name="T1">AdvectionHorz_SL.f90</text:span></text:p>
          <text:p text:style-name="P2"><text:span text:style-name="T3">MODULE AdvectionHorz_SL</text:span></text:p>
          <text:p text:style-name="P2"><text:span text:style-name="T3">Check_SLfac</text:span></text:p>
          <text:p text:style-name="P2"><text:span text:style-name="T3">Allocate_SL</text:span></text:p>
          <text:p text:style-name="P2"><text:span text:style-name="T3">Deallocate_SL</text:span></text:p>
          <text:p text:style-name="P2"><text:span text:style-name="T3">Semi_lagrange_ll</text:span></text:p>
          <text:p text:style-name="P2"><text:span text:style-name="T3">semi_lagrange_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6.858cm" svg:height="5.334cm" svg:x="40.443cm" svg:y="15.859cm">
          <text:p text:style-name="P1"><text:span text:style-name="T1">Source_Gas.f90</text:span></text:p>
          <text:p text:style-name="P2"><text:span text:style-name="T3">MODULE Source_Gas</text:span></text:p>
          <text:p text:style-name="P2"><text:span text:style-name="T3">input_data_Source_Gas</text:span></text:p>
          <text:p text:style-name="P2"><text:span text:style-name="T3">Allocate_Source_Gas</text:span></text:p>
          <text:p text:style-name="P2"><text:span text:style-name="T3">Prep_outpt_Source_Gas</text:span></text:p>
          <text:p text:style-name="P2"><text:span text:style-name="T3">Deallocate_Source_Gas</text:span></text:p>
          <text:p text:style-name="P2"><text:span text:style-name="T3">Read_Deposit_Perimeter</text:span></text:p>
          <text:p text:style-name="P2"><text:span text:style-name="T5"><text:s text:c="2"/></text:span><text:span text:style-name="T5">Call lproj</text:span></text:p>
          <text:p text:style-name="P2"><text:span text:style-name="T3">Set_Gas_Meso</text:span></text:p>
          <text:p text:style-name="P2"><text:span text:style-name="T4"><text:s text:c="2"/></text:span><text:span text:style-name="T4">Call MR_Regrid_Met2d_to_Comp2d</text:span></text:p>
          <text:p text:style-name="P2"><text:span text:style-name="T4"><text:s text:c="2"/></text:span><text:span text:style-name="T4">Call MR_Read_2d_Met_Variable_to_CompGrid</text:span></text:p>
          <text:p text:style-name="P2"><text:span text:style-name="T3">Set_Gas_Flux</text:span></text:p>
          <text:p text:style-name="P2"><text:span text:style-name="T3">Set_concen_G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858cm" svg:height="5.369cm" svg:x="47.582cm" svg:y="12.141cm">
          <text:p text:style-name="P1"><text:span text:style-name="T1">Source_Resuspension.f90</text:span></text:p>
          <text:p text:style-name="P2"><text:span text:style-name="T3">MODULE Source_Resuspension</text:span></text:p>
          <text:p text:style-name="P2"><text:span text:style-name="T3">input_data_Source_Resuspension</text:span></text:p>
          <text:p text:style-name="P2"><text:span text:style-name="T3">Allocate_Source_Resuspension</text:span></text:p>
          <text:p text:style-name="P2"><text:span text:style-name="T3">Prep_outpt_Source_Resuspension</text:span></text:p>
          <text:p text:style-name="P2"><text:span text:style-name="T3">Deallocate_Source_Resuspension</text:span></text:p>
          <text:p text:style-name="P2"><text:span text:style-name="T3">Read_Deposit_Perimeter</text:span></text:p>
          <text:p text:style-name="P2"><text:span text:style-name="T5"><text:s text:c="2"/></text:span><text:span text:style-name="T5">Call lproj</text:span></text:p>
          <text:p text:style-name="P2"><text:span text:style-name="T3">Set_Resup_Meso</text:span></text:p>
          <text:p text:style-name="P2"><text:span text:style-name="T4"><text:s text:c="2"/></text:span><text:span text:style-name="T4">Call MR_Regrid_Met2d_to_Comp2d</text:span></text:p>
          <text:p text:style-name="P2"><text:span text:style-name="T4"><text:s text:c="2"/></text:span><text:span text:style-name="T4">Call MR_Read_2d_Met_Variable_to_CompGrid</text:span></text:p>
          <text:p text:style-name="P2"><text:span text:style-name="T3">Set_Resusp_Flux</text:span></text:p>
          <text:p text:style-name="P2"><text:span text:style-name="T3">Set_concen_Resusp</text:span></text:p>
          <text:p text:style-name="P2"><text:span text:style-name="T3">IsIn</text:span></text:p>
          <text:p text:style-name="P2"><text:span text:style-name="T3">IsO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hatch draw:name="Black_20_45_20_Degrees_20_Wide" draw:display-name="Black 45 Degrees Wide" draw:style="single" draw:color="#000000" draw:distance="0.508cm" draw:rotation="450"/>
    <draw:hatch draw:name="Black_20_45_20_extra-wide" draw:display-name="Black 45 extra-wide" draw:style="single" draw:color="#000000" draw:distance="2.54cm" draw:rotation="450"/>
    <draw:hatch draw:name="Hatching_20_1" draw:display-name="Hatching 1" draw:style="single" draw:color="#000000" draw:distance="1.27cm" draw:rotation="45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ans Schwaiger</meta:initial-creator>
    <meta:creation-date>2014-08-01T10:49:01</meta:creation-date>
    <dc:date>2016-06-28T10:17:49.681943355</dc:date>
    <dc:creator>Hans Schwaiger</dc:creator>
    <meta:editing-duration>PT21H50M45S</meta:editing-duration>
    <meta:editing-cycles>69</meta:editing-cycles>
    <meta:generator>LibreOffice/4.3.7.2$Linux_X86_64 LibreOffice_project/430$Build-2</meta:generator>
    <meta:document-statistic meta:object-count="67"/>
  </office:meta>
</office:document-meta>
</file>